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5cm" svg:height="1cm" svg:x="3cm" svg:y="5.5cm">
          <draw:text-box>
            <text:p text:style-name="P1"><text:span text:style-name="T1">Привет мир</text:span></text:p>
          </draw:text-box>
        </draw:frame>
        <draw:frame draw:style-name="gr2" draw:layer="layout" svg:width="3.135cm" svg:height="0.962cm" svg:x="2cm" svg:y="4cm">
          <draw:text-box>
            <text:p>Текст 1:</text:p>
          </draw:text-box>
        </draw:frame>
        <draw:frame draw:style-name="gr2" draw:layer="layout" svg:width="2.995cm" svg:height="0.962cm" svg:x="2.005cm" svg:y="7cm">
          <draw:text-box>
            <text:p>Текст 2: </text:p>
          </draw:text-box>
        </draw:frame>
        <draw:frame draw:style-name="gr2" draw:text-style-name="P1" draw:layer="layout" svg:width="5.506cm" svg:height="0.962cm" svg:x="3cm" svg:y="8.5cm">
          <draw:text-box>
            <text:p text:style-name="P1"><text:span text:style-name="T1">Привет медведь</text:span></text:p>
          </draw:text-box>
        </draw:frame>
        <draw:frame draw:style-name="gr2" draw:layer="layout" svg:width="2.818cm" svg:height="0.962cm" svg:x="2.478cm" svg:y="10cm">
          <draw:text-box>
            <text:p>Текст 3:</text:p>
          </draw:text-box>
        </draw:frame>
        <draw:frame draw:style-name="gr2" draw:text-style-name="P1" draw:layer="layout" svg:width="5.379cm" svg:height="0.962cm" svg:x="3.5cm" svg:y="11.5cm">
          <draw:text-box>
            <text:p text:style-name="P1"><text:span text:style-name="T1">Привет Привет</text:span></text:p>
          </draw:text-box>
        </draw:frame>
        <draw:frame draw:style-name="gr2" draw:text-style-name="P2" draw:layer="layout" svg:width="9.117cm" svg:height="0.962cm" svg:x="10.275cm" svg:y="4.9cm">
          <draw:text-box>
            <text:p text:style-name="P2"><text:span text:style-name="T2">Соответствие слов позициям</text:span></text:p>
          </draw:text-box>
        </draw:frame>
        <draw:frame draw:style-name="gr2" draw:layer="layout" svg:width="3.326cm" svg:height="0.962cm" svg:x="11cm" svg:y="7.8cm">
          <draw:text-box>
            <text:p>Привет: 1</text:p>
          </draw:text-box>
        </draw:frame>
        <draw:frame draw:style-name="gr2" draw:layer="layout" svg:width="2.352cm" svg:height="0.962cm" svg:x="11cm" svg:y="8.838cm">
          <draw:text-box>
            <text:p>мир: 2</text:p>
          </draw:text-box>
        </draw:frame>
        <draw:frame draw:style-name="gr2" draw:layer="layout" svg:width="3.728cm" svg:height="0.962cm" svg:x="11cm" svg:y="9.838cm">
          <draw:text-box>
            <text:p>медведь: 3</text:p>
          </draw:text-box>
        </draw:frame>
        <draw:line draw:style-name="gr3" draw:text-style-name="P3" draw:layer="layout" svg:x1="9cm" svg:y1="4cm" svg:x2="9cm" svg:y2="13cm">
          <text:p/>
        </draw:line>
        <draw:frame draw:style-name="gr2" draw:layer="layout" svg:width="8.427cm" svg:height="0.962cm" svg:x="2.5cm" svg:y="13.5cm">
          <draw:text-box>
            <text:p>Векторное представление</text:p>
          </draw:text-box>
        </draw:frame>
        <draw:frame draw:style-name="gr2" draw:layer="layout" svg:width="3.135cm" svg:height="0.962cm" svg:x="2.865cm" svg:y="14.538cm">
          <draw:text-box>
            <text:p>Текст 1:</text:p>
          </draw:text-box>
        </draw:frame>
        <draw:frame draw:style-name="gr2" draw:layer="layout" svg:width="2.818cm" svg:height="0.962cm" svg:x="2.866cm" svg:y="16.438cm">
          <draw:text-box draw:corner-radius="3.134cm">
            <text:p>Текст 2:</text:p>
          </draw:text-box>
        </draw:frame>
        <draw:frame draw:style-name="gr2" draw:layer="layout" svg:width="2.818cm" svg:height="0.962cm" svg:x="3cm" svg:y="18.5cm">
          <draw:text-box>
            <text:p>Текст 3:</text:p>
          </draw:text-box>
        </draw:frame>
        <draw:custom-shape draw:style-name="gr4" draw:text-style-name="P3" draw:layer="layout" svg:width="1.5cm" svg:height="1.5cm" svg:x="10cm" svg:y="14.5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5cm" svg:height="1.5cm" svg:x="11.5cm" svg:y="14.5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5cm" svg:height="1.5cm" svg:x="13cm" svg:y="14.5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5cm" svg:height="1.5cm" svg:x="10cm" svg:y="16.2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5cm" svg:height="1.5cm" svg:x="11.5cm" svg:y="16.2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5cm" svg:height="1.5cm" svg:x="13cm" svg:y="16.2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5cm" svg:height="1.5cm" svg:x="10cm" svg:y="18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5cm" svg:height="1.5cm" svg:x="11.5cm" svg:y="18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5cm" svg:height="1.5cm" svg:x="13cm" svg:y="18cm">
          <text:p text:style-name="P3">0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cm" svg:y1="6.5cm" svg:x2="2cm" svg:y2="6.5cm">
          <text:p/>
        </draw:line>
        <draw:line draw:style-name="gr3" draw:text-style-name="P3" draw:layer="layout" svg:x1="9cm" svg:y1="10cm" svg:x2="2cm" svg:y2="10cm">
          <text:p/>
        </draw:line>
        <draw:line draw:style-name="gr3" draw:text-style-name="P3" draw:layer="layout" svg:x1="19.5cm" svg:y1="13cm" svg:x2="2cm" svg:y2="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17T20:58:07</meta:creation-date>
    <dc:date>2011-04-17T21:08:17</dc:date>
    <meta:editing-duration>PT10M13S</meta:editing-duration>
    <meta:editing-cycles>2</meta:editing-cycles>
    <meta:generator>LibreOffice/3.3$Unix LibreOffice_project/330m19$Build-8</meta:generator>
    <meta:document-statistic meta:object-count="27"/>
  </office:meta>
</office:document-meta>
</file>